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2" style:family="paragraph" style:parent-style-name="Standard">
      <style:paragraph-properties fo:text-align="center" style:justify-single-word="false"/>
      <style:text-properties style:font-name="Arial" fo:font-size="21pt" fo:font-weight="bold" style:font-size-asian="21pt" style:font-weight-asian="bold" style:font-size-complex="21pt" style:font-weight-complex="bold"/>
    </style:style>
    <style:style style:name="P3" style:family="paragraph" style:parent-style-name="Standard">
      <style:paragraph-properties fo:text-align="center" style:justify-single-word="false"/>
      <style:text-properties style:font-name="Arial" fo:font-size="21pt" fo:font-weight="normal" officeooo:rsid="0010c367" officeooo:paragraph-rsid="0010c367" style:font-size-asian="21pt" style:font-weight-asian="normal" style:font-size-complex="21pt" style:font-weight-complex="normal"/>
    </style:style>
    <style:style style:name="P4" style:family="paragraph" style:parent-style-name="Standard">
      <style:paragraph-properties fo:text-align="start" style:justify-single-word="false"/>
      <style:text-properties style:font-name="Arial" fo:font-size="14pt" fo:font-weight="bold" officeooo:rsid="0010c367" officeooo:paragraph-rsid="00116c8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officeooo:rsid="00116c87" officeooo:paragraph-rsid="00116c87"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fo:font-weight="bold" officeooo:rsid="0011be87" officeooo:paragraph-rsid="0011be87"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bold" officeooo:rsid="00141b5f" officeooo:paragraph-rsid="00141b5f"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6c87" style:font-weight-asian="normal" style:font-weight-complex="normal"/>
    </style:style>
    <style:style style:name="T3" style:family="text">
      <style:text-properties fo:font-weight="normal" style:font-size-asian="14pt" style:font-weight-asian="normal" style:font-weight-complex="normal"/>
    </style:style>
    <style:style style:name="T4" style:family="text">
      <style:text-properties fo:font-weight="normal" officeooo:rsid="00116c87" style:font-size-asian="14pt" style:font-weight-asian="normal" style:font-weight-complex="normal"/>
    </style:style>
    <style:style style:name="T5" style:family="text">
      <style:text-properties fo:font-weight="normal" officeooo:rsid="0011be87" style:font-size-asian="14pt" style:font-weight-asian="normal" style:font-weight-complex="normal"/>
    </style:style>
    <style:style style:name="T6" style:family="text">
      <style:text-properties fo:font-weight="normal" officeooo:rsid="00141b5f" style:font-size-asian="14pt" style:font-weight-asian="normal" style:font-weight-complex="normal"/>
    </style:style>
    <style:style style:name="T7" style:family="text">
      <style:text-properties style:font-size-asian="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litary Aircraft Recognition</text:p>
      <text:p text:style-name="P3">(road map)</text:p>
      <text:p text:style-name="P3"/>
      <text:p text:style-name="P3"/>
      <text:p text:style-name="P4">Goal: <text:span text:style-name="T1">Buid a model that will be able to detect and classif</text:span><text:span text:style-name="T2">y </text:span><text:span text:style-name="T4">Military Aircrafts on images from drones.</text:span></text:p>
      <text:p text:style-name="P4"><text:span text:style-name="T4"/></text:p>
      <text:p text:style-name="P5"><text:span text:style-name="T7">First model:</text:span><text:span text:style-name="T3"> Initially, I will buid </text:span><text:span text:style-name="T6">my core</text:span><text:span text:style-name="T3"> model that will just classify Aircraft on an image to find limits in performance (to find minimum Bayes error) to set goal in future model performance. I will have to prepare data for this task, and I will use transfer learning to speed up the process.</text:span></text:p>
      <text:p text:style-name="P5"><text:span text:style-name="T3"/></text:p>
      <text:p text:style-name="P5"><text:span text:style-name="T7">Second model: </text:span><text:span text:style-name="T5">I will use Yolo (the last version Yolov8) types of model for detection task. Data preporation will involve such stages:</text:span></text:p>
      <text:p text:style-name="P6"><text:span text:style-name="T3">- make my split on train and test sets.</text:span></text:p>
      <text:p text:style-name="P6"><text:span text:style-name="T3">- add images with no Aircrafts. (Because if model do not train also on such images it might be problem on production. Model might always try to find an Aircraft on an image.)</text:span></text:p>
      <text:p text:style-name="P6"><text:span text:style-name="T3">- augment train data.</text:span></text:p>
      <text:p text:style-name="P6"><text:span text:style-name="T3"/></text:p>
      <text:p text:style-name="P7"><text:span text:style-name="T3">I will try 2 different architectures of model (nano, and small).</text:span></text:p>
      <text:p text:style-name="P7"><text:span text:style-name="T3">After training I will have to also evaluate the model and compare the results to my core model (first model).</text:span></text:p>
      <text:p text:style-name="P7"><text:span text:style-name="T3"/></text:p>
      <text:p text:style-name="P7"><text:span text:style-name="T3"/></text:p>
      <text:p text:style-name="P7"><text:span text:style-name="T7">Third model:</text:span><text:span text:style-name="T3"> I will use RCNN type of architecture.</text:span></text:p>
      <text:p text:style-name="P7"><text:span text:style-name="T3">pass</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1:37:37.341862592</meta:creation-date>
    <dc:date>2023-10-11T12:12:42.617919065</dc:date>
    <meta:editing-duration>PT3M13S</meta:editing-duration>
    <meta:editing-cycles>2</meta:editing-cycles>
    <meta:generator>LibreOffice/7.3.7.2$Linux_X86_64 LibreOffice_project/30$Build-2</meta:generator>
    <meta:document-statistic meta:table-count="0" meta:image-count="0" meta:object-count="0" meta:page-count="1" meta:paragraph-count="12" meta:word-count="186" meta:character-count="1030" meta:non-whitespace-character-count="856"/>
  </office:meta>
</office:document-meta>
</file>